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6.3153in" style:rel-column-width="9094*"/>
    </style:style>
    <style:style style:name="Table1.B" style:family="table-column">
      <style:table-column-properties style:column-width="1.1847in" style:rel-column-width="1706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4c57a" officeooo:paragraph-rsid="00037911"/>
    </style:style>
    <style:style style:name="P2" style:family="paragraph" style:parent-style-name="Standard">
      <style:text-properties officeooo:rsid="0014bca2" officeooo:paragraph-rsid="00037911"/>
    </style:style>
    <style:style style:name="P3" style:family="paragraph" style:parent-style-name="Standard">
      <style:text-properties officeooo:rsid="0010cb19" officeooo:paragraph-rsid="00037911"/>
    </style:style>
    <style:style style:name="P4" style:family="paragraph" style:parent-style-name="Standard">
      <style:text-properties officeooo:rsid="0011af7b" officeooo:paragraph-rsid="00037911"/>
    </style:style>
    <style:style style:name="P5" style:family="paragraph" style:parent-style-name="Standard">
      <style:text-properties officeooo:rsid="0019794a" officeooo:paragraph-rsid="00037911"/>
    </style:style>
    <style:style style:name="P6" style:family="paragraph" style:parent-style-name="Standard">
      <style:text-properties officeooo:paragraph-rsid="00037911"/>
    </style:style>
    <style:style style:name="P7" style:family="paragraph" style:parent-style-name="Standard">
      <style:text-properties officeooo:rsid="00037911" officeooo:paragraph-rsid="00037911"/>
    </style:style>
    <style:style style:name="P8" style:family="paragraph" style:parent-style-name="Standard">
      <style:text-properties officeooo:rsid="0006fb8a" officeooo:paragraph-rsid="0006fb8a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4c57a" officeooo:paragraph-rsid="00037911" style:font-weight-asian="bold" style:font-weight-complex="bold"/>
    </style:style>
    <style:style style:name="P10" style:family="paragraph" style:parent-style-name="Table_20_Contents">
      <style:text-properties officeooo:rsid="0014c57a" officeooo:paragraph-rsid="00037911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14c57a" officeooo:paragraph-rsid="00037911" style:font-weight-asian="bold" style:font-weight-complex="bold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officeooo:rsid="0014c57a" officeooo:paragraph-rsid="00037911"/>
    </style:style>
    <style:style style:name="P13" style:family="paragraph" style:parent-style-name="Table_20_Contents">
      <loext:graphic-properties draw:fill="none"/>
      <style:paragraph-properties fo:margin-left="0.4366in" fo:margin-right="0in" fo:text-indent="0in" style:auto-text-indent="false" fo:background-color="transparent" text:number-lines="false" text:line-number="0"/>
      <style:text-properties fo:color="#ff0000" officeooo:rsid="0014c57a" officeooo:paragraph-rsid="00037911"/>
    </style:style>
    <style:style style:name="P14" style:family="paragraph" style:parent-style-name="Title">
      <style:text-properties officeooo:paragraph-rsid="00037911"/>
    </style:style>
    <style:style style:name="P15" style:family="paragraph" style:parent-style-name="Subtitle">
      <style:text-properties officeooo:rsid="0007d44f" officeooo:paragraph-rsid="0007d44f"/>
    </style:style>
    <style:style style:name="P16" style:family="paragraph" style:parent-style-name="Table_20_Contents">
      <style:paragraph-properties fo:margin-left="0.4925in" fo:margin-right="0in" fo:text-indent="0in" style:auto-text-indent="false"/>
      <style:text-properties officeooo:rsid="0007d44f" officeooo:paragraph-rsid="0007d44f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officeooo:rsid="0014c57a" officeooo:paragraph-rsid="00037911"/>
    </style:style>
    <style:style style:name="P18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fo:color="#ff0000" officeooo:rsid="0006e316" officeooo:paragraph-rsid="0006e316"/>
    </style:style>
    <style:style style:name="P19" style:family="paragraph" style:parent-style-name="Heading_20_3">
      <style:text-properties officeooo:paragraph-rsid="00037911"/>
    </style:style>
    <style:style style:name="T1" style:family="text">
      <style:text-properties officeooo:rsid="0019794a"/>
    </style:style>
    <style:style style:name="T2" style:family="text">
      <style:text-properties officeooo:rsid="0011af7b"/>
    </style:style>
    <style:style style:name="T3" style:family="text">
      <style:text-properties officeooo:rsid="0014bca2"/>
    </style:style>
    <style:style style:name="T4" style:family="text">
      <style:text-properties officeooo:rsid="0013755a"/>
    </style:style>
    <style:style style:name="T5" style:family="text">
      <style:text-properties officeooo:rsid="0014c57a"/>
    </style:style>
    <style:style style:name="T6" style:family="text">
      <style:text-properties officeooo:rsid="00037911"/>
    </style:style>
    <style:style style:name="T7" style:family="text">
      <style:text-properties officeooo:rsid="00056f6f"/>
    </style:style>
    <style:style style:name="T8" style:family="text">
      <style:text-properties officeooo:rsid="0006fb8a"/>
    </style:style>
    <style:style style:name="T9" style:family="text">
      <style:text-properties officeooo:rsid="0007d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voice</text:p>
      <text:p text:style-name="P1"/>
      <text:p text:style-name="P15">June 15, 2018</text:p>
      <text:p text:style-name="P1"/>
      <text:h text:style-name="P19" text:outline-level="3">For work as <text:span text:style-name="T5">described</text:span>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Total</text:p>
          </table:table-cell>
        </table:table-row>
        <table:table-row>
          <table:table-cell table:style-name="Table1.A1" office:value-type="string">
            <text:p text:style-name="P10"><text:span text:style-name="T6">For designated tasks performed and functionality provided: as of <text:s/>June 15, 2018:</text:span> 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6">1. <text:s/>Design and implement new photo repository.</text:p>
            <text:p text:style-name="P16">2. <text:s/>Integrate new photo functionality to provide links in existing leader profiles.</text:p>
            <text:p text:style-name="P16">3. <text:s/>Design and integrate new functionality to allow management of venues.</text:p>
            <text:p text:style-name="P16">4. <text:s/>Integrate new functionality to provide for leader type designations.</text:p>
            <text:p text:style-name="P16">5. <text:s/>Update system User Guide to reflect all new/modified functionality.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1">Balance due:</text:p>
          </table:table-cell>
          <table:table-cell table:style-name="Table1.A1" office:value-type="string">
            <text:p text:style-name="P12">$<text:span text:style-name="T9">2,0</text:span>00</text:p>
          </table:table-cell>
        </table:table-row>
      </table:table>
      <text:p text:style-name="P1"/>
      <text:p text:style-name="P8">Thank you for the opportunity to work with you.</text:p>
      <text:p text:style-name="P8"/>
      <text:p text:style-name="P1">Please send payment to:</text:p>
      <text:p text:style-name="P1"/>
      <text:p text:style-name="P1">D. Klinzman<text:line-break/>461 Fresno Avenue<text:line-break/>Morro Bay, CA <text:s text:c="2"/>9344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4:44:12.301409675</meta:creation-date>
    <dc:title>default</dc:title>
    <meta:editing-duration>PT31M15S</meta:editing-duration>
    <meta:editing-cycles>6</meta:editing-cycles>
    <meta:generator>LibreOffice/6.0.3.2$Linux_X86_64 LibreOffice_project/00m0$Build-2</meta:generator>
    <meta:initial-creator>Dave Klinzman</meta:initial-creator>
    <dc:date>2018-06-15T10:49:10.879018865</dc:date>
    <dc:creator>Dave Klinzman</dc:creator>
    <meta:document-statistic meta:table-count="1" meta:image-count="0" meta:object-count="0" meta:page-count="1" meta:paragraph-count="16" meta:word-count="97" meta:character-count="623" meta:non-whitespace-character-count="533"/>
    <meta:template xlink:type="simple" xlink:actuate="onRequest" xlink:title="default" xlink:href="../../../../../.config/libreoffice/4/user/template/default.ott" meta:date="2017-08-04T14:44:11.938401472"/>
  </office:meta>
</office:document-meta>
</file>